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fca8" officeooo:paragraph-rsid="0007fc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Caisse</text:p>
      <text:p text:style-name="P1">mwcaisse</text:p>
      <text:p text:style-name="P1">CS 3516</text:p>
      <text:p text:style-name="P1">Project 3 Protocol Description</text:p>
      <text:p text:style-name="P1"/>
      <text:p text:style-name="P1">Initialization:</text:p>
      <text:p text:style-name="P1"/>
      <text:p text:style-name="P1">Each node will initialize the cost to all other nodes to Infiity, and then initialize the cost to its direct neighbors.</text:p>
      <text:p text:style-name="P1"/>
      <text:p text:style-name="P1">After it initializes all elements in the distance table, it sends a packet to all direct neighbors informing them of its lowest costs</text:p>
      <text:p text:style-name="P1"/>
      <text:p text:style-name="P1"/>
      <text:p text:style-name="P1">On receipt of update packet:</text:p>
      <text:p text:style-name="P1">The node will make a note of its previous minimum costs to all nodes.</text:p>
      <text:p text:style-name="P1"/>
      <text:p text:style-name="P1">It will go through each cost to a node into the update packet, if that cost is less than the current cost to that node through the sender, then it updates its distance table, otherwise it ignores the new value for that node.</text:p>
      <text:p text:style-name="P1"/>
      <text:p text:style-name="P1">If it makes any changes it will then re-calculate its minimum costs to all nodes, if that is different than the one calculated at the beginning then, it will update its neighbors.</text:p>
      <text:p text:style-name="P1">When it updates its neighbors it sends a copy of the min cost array to all of its direct neighbor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4:42:11.059553545</meta:creation-date>
    <dc:date>2013-10-15T14:51:09.746553734</dc:date>
    <meta:editing-duration>P0D</meta:editing-duration>
    <meta:editing-cycles>1</meta:editing-cycles>
    <meta:document-statistic meta:table-count="0" meta:image-count="0" meta:object-count="0" meta:page-count="1" meta:paragraph-count="12" meta:word-count="168" meta:character-count="926" meta:non-whitespace-character-count="770"/>
    <meta:generator>LibreOffice/4.1.2.3$Linux_X86_64 LibreOffice_project/410m0$Build-3</meta:generator>
  </office:meta>
</office:document-meta>
</file>